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CodeSnippetJS">
      <style:text-properties fo:color="#b80047"/>
    </style:style>
    <style:style style:name="P4" style:family="paragraph" style:parent-style-name="CodeSnippetJS">
      <style:text-properties fo:color="#0000ff"/>
    </style:style>
    <style:style style:name="P5" style:family="paragraph" style:parent-style-name="CodeSnippetJS">
      <style:paragraph-properties fo:margin-left="0.1in" fo:margin-right="0.1in" fo:text-indent="0in" style:auto-text-indent="false"/>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2">
      <style:paragraph-properties>
        <style:tab-stops>
          <style:tab-stop style:position="6.4984in" style:type="right" style:leader-style="dotted" style:leader-text="."/>
        </style:tab-stops>
      </style:paragraph-properties>
    </style:style>
    <style:style style:name="P8" style:family="paragraph" style:parent-style-name="Title">
      <style:paragraph-properties fo:text-align="center" style:justify-single-word="false" fo:background-color="transparent">
        <style:background-image/>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style:text-line-through-style="solid" fo:font-weight="bold" style:font-weight-asian="bold" style:font-weight-complex="bold"/>
    </style:style>
    <style:style style:name="P13" style:family="paragraph" style:parent-style-name="Text_20_body" style:list-style-name="L4">
      <style:text-properties style:text-line-through-style="solid" fo:font-weight="bold" style:font-weight-asian="bold" style:font-weight-complex="bold"/>
    </style:style>
    <style:style style:name="P14" style:family="paragraph" style:parent-style-name="Text_20_body" style:list-style-name="L3">
      <style:text-properties style:text-line-through-style="solid"/>
    </style:style>
    <style:style style:name="P15" style:family="paragraph" style:parent-style-name="Text_20_body" style:list-style-name="L3">
      <style:text-properties fo:font-weight="bold" style:font-weight-asian="bold" style:font-weight-complex="bold"/>
    </style:style>
    <style:style style:name="P16" style:family="paragraph" style:parent-style-name="Text_20_body" style:list-style-name="L5">
      <style:text-properties fo:font-weight="bold" style:font-weight-asian="bold" style:font-weight-complex="bold"/>
    </style:style>
    <style:style style:name="P17" style:family="paragraph" style:parent-style-name="Text_20_body" style:list-style-name="L3">
      <style:text-properties fo:font-weight="normal" style:font-weight-asian="normal" style:font-weight-complex="normal"/>
    </style:style>
    <style:style style:name="T1" style:family="text">
      <style:text-properties fo:font-size="8pt" style:font-size-asian="8pt" style:font-size-complex="8pt"/>
    </style:style>
    <style:style style:name="T2" style:family="text">
      <style:text-properties fo:color="#ff0000" fo:font-size="14pt"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color="#280099"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font-name="Courier 10 Pitch" fo:font-weight="normal" style:font-weight-asian="normal" style:font-weight-complex="normal"/>
    </style:style>
    <style:style style:name="T13" style:family="text">
      <style:text-properties fo:color="#b80047"/>
    </style:style>
    <style:style style:name="T14" style:family="text">
      <style:text-properties fo:color="#0000ff"/>
    </style:style>
    <style:style style:name="T15" style:family="text">
      <style:text-properties fo:color="#0000ff" fo:font-weight="normal" style:font-weight-asian="normal" style:font-weight-complex="normal"/>
    </style:style>
    <style:style style:name="T16" style:family="text">
      <style:text-properties fo:color="#0000ff" fo:font-weight="bold" style:font-weight-asian="bold" style:font-weight-complex="bold"/>
    </style:style>
    <style:style style:name="T17" style:family="text">
      <style:text-properties style:use-window-font-color="true"/>
    </style:style>
    <style:style style:name="T18" style:family="text">
      <style:text-properties style:use-window-font-color="true" fo:font-weight="normal" style:font-weight-asian="normal" style:font-weight-complex="normal"/>
    </style:style>
    <style:style style:name="T19" style:family="text">
      <style:text-properties style:text-line-through-style="solid"/>
    </style:style>
    <style:style style:name="T20" style:family="text">
      <style:text-properties style:text-line-through-style="none"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v8 Juice Plugins: SQLite3</text:title></text:p>
      <text:p text:style-name="Subtitle"><text:a xlink:type="simple" xlink:href="http://code.google.com/p/v8-juice/">http://code.google.com/p/v8-juice/</text:a></text:p>
      <text:p text:style-name="Heading">Abstract:</text:p>
      <text:p text:style-name="Text_20_body">This document is the documentation for the SQLite3 plugin for the v8-juice JavaScript embedding toolkit. It does not cover any features of v8 or v8-juice, only the features provided by this plugin.</text:p>
      <text:p text:style-name="Text_20_body"><text:span text:style-name="T2">ACHTUNG:</text:span> this is a ''live'' document covering an in-development software library. Ergo... it may very well contain some misleading or blatantly incorrect information! Please help us improve the documentation by submitting your suggestions to our mailing list!</text:p>
      <text:p text:style-name="Text_20_body">This manual is a port of an older manual written for a the SpiderApe toolkit, and may inadvertently contain out-of-context references to SpiderApe. Simply mentally translate such references to v8-juice.</text:p>
      <text:p text:style-name="Text_20_body"><text:span text:style-name="T3">Maintainer</text:span>: Stephan Beal (<text:a xlink:type="simple" xlink:href="http://wanderinghorse.net/home/stephan/">http://wanderinghorse.net/home/stephan/</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a xlink:type="simple" xlink:href="#1.Preliminaries|outline" text:style-name="Internet_20_link" text:visited-style-name="Internet_20_link"><text:s/>1 <text:s text:c="2"/>Preliminaries</text:a><text:tab/>1</text:p>
          <text:p text:style-name="P7"><text:a xlink:type="simple" xlink:href="#1.1.License|outline" text:style-name="Internet_20_link" text:visited-style-name="Internet_20_link"><text:s/>1.1 <text:s text:c="2"/>License</text:a><text:tab/>1</text:p>
          <text:p text:style-name="P7"><text:a xlink:type="simple" xlink:href="#1.2.Credits|outline" text:style-name="Internet_20_link" text:visited-style-name="Internet_20_link"><text:s/>1.2 <text:s text:c="2"/>Credits</text:a><text:tab/>1</text:p>
          <text:p text:style-name="P7"><text:a xlink:type="simple" xlink:href="#1.3.Document conventions|outline" text:style-name="Internet_20_link" text:visited-style-name="Internet_20_link"><text:s/>1.3 <text:s text:c="2"/>Document conventions</text:a><text:tab/>2</text:p>
          <text:p text:style-name="P7"><text:a xlink:type="simple" xlink:href="#1.4.Data Types|outline" text:style-name="Internet_20_link" text:visited-style-name="Internet_20_link"><text:s/>1.4 <text:s text:c="2"/>Data Types</text:a><text:tab/>2</text:p>
          <text:p text:style-name="P7"><text:a xlink:type="simple" xlink:href="#1.5.Opening plugins|outline" text:style-name="Internet_20_link" text:visited-style-name="Internet_20_link"><text:s/>1.5 <text:s text:c="2"/>Opening plugins</text:a><text:tab/>2</text:p>
          <text:p text:style-name="P7"><text:a xlink:type="simple" xlink:href="#1.6.Brief history of this plugin|outline" text:style-name="Internet_20_link" text:visited-style-name="Internet_20_link"><text:s/>1.6 <text:s text:c="2"/>Brief history of this plugin</text:a><text:tab/>3</text:p>
          <text:p text:style-name="P6"><text:a xlink:type="simple" xlink:href="#2.C-style API|outline" text:style-name="Internet_20_link" text:visited-style-name="Internet_20_link"><text:s/>2 <text:s text:c="2"/>C-style API</text:a><text:tab/>3</text:p>
          <text:p text:style-name="P7"><text:a xlink:type="simple" xlink:href="#2.1.API Functions|outline" text:style-name="Internet_20_link" text:visited-style-name="Internet_20_link"><text:s/>2.1 <text:s text:c="2"/>API Functions</text:a><text:tab/>3</text:p>
          <text:p text:style-name="P7"><text:a xlink:type="simple" xlink:href="#2.2.Usage samples|outline" text:style-name="Internet_20_link" text:visited-style-name="Internet_20_link"><text:s/>2.2 <text:s text:c="2"/>Usage samples</text:a><text:tab/>6</text:p>
          <text:p text:style-name="P7"><text:a xlink:type="simple" xlink:href="#2.3.User-defined SQL functions|outline" text:style-name="Internet_20_link" text:visited-style-name="Internet_20_link"><text:s/>2.3 <text:s text:c="2"/>User-defined SQL functions</text:a><text:tab/>8</text:p>
          <text:p text:style-name="P7"><text:a xlink:type="simple" xlink:href="#2.4.Caveats and tips|outline" text:style-name="Internet_20_link" text:visited-style-name="Internet_20_link"><text:s/>2.4 <text:s text:c="2"/>Caveats and tips</text:a><text:tab/>9</text:p>
          <text:p text:style-name="P7"><text:a xlink:type="simple" xlink:href="#2.5.Unicode: the sqlite3_xxx16() API|outline" text:style-name="Internet_20_link" text:visited-style-name="Internet_20_link"><text:s/>2.5 <text:s text:c="2"/>Unicode: the sqlite3_xxx16() API</text:a><text:tab/>10</text:p>
          <text:p text:style-name="P6"><text:a xlink:type="simple" xlink:href="#3.Tips and Tricks|outline" text:style-name="Internet_20_link" text:visited-style-name="Internet_20_link"><text:s/>3 <text:s text:c="2"/>Tips and Tricks</text:a><text:tab/>10</text:p>
          <text:p text:style-name="P7"><text:a xlink:type="simple" xlink:href="#3.1.The ROWID field|outline" text:style-name="Internet_20_link" text:visited-style-name="Internet_20_link"><text:s/>3.1 <text:s text:c="2"/>The ROWID field</text:a><text:tab/>10</text:p>
          <text:p text:style-name="P6"><text:a xlink:type="simple" xlink:href="#4.The End|outline" text:style-name="Internet_20_link" text:visited-style-name="Internet_20_link"><text:s/>4 <text:s text:c="2"/>The End</text:a><text:tab/>10</text:p>
        </text:index-body>
      </text:table-of-content>
      <text:p text:style-name="Standard"/>
      <text:h text:style-name="Heading_20_1" text:outline-level="1"><text:bookmark text:name="SECTION00020000000000000000"/>Preliminaries</text:h>
      <text:h text:style-name="Heading_20_2" text:outline-level="2"><text:bookmark text:name="sub:License"/><text:bookmark text:name="SECTION00021000000000000000"/>License</text:h>
      <text:p text:style-name="Quotations"><text:bookmark text:name="43"/>"You cannot guaranty freedom of speech <text:span text:style-name="T5">and</text:span> enforce copyright law." </text:p>
      <text:p text:style-name="Quotations"><text:span text:style-name="T5">Ian Clarke</text:span> </text:p>
      <text:p text:style-name="Quotations">''This [document] is encrypted with ROT26 encoding. Decoding it is in violation of the Digital Millennium Copyright Act.'' </text:p>
      <text:p text:style-name="Quotations"><text:span text:style-name="T5">Anonymous Software Developer</text:span> </text:p>
      <text:p text:style-name="Text_20_body">The software described in this manual is released into the Public Domain. This documentation is likewise released into the Public Domain.</text:p>
      <text:h text:style-name="Heading_20_2" text:outline-level="2"><text:bookmark text:name="SECTION00024000000000000000"/>Credits</text:h>
      <text:p text:style-name="Quotations"><text:bookmark text:name="97"/>"It's a thankless job, but I've got a lot of Karma to burn off." </text:p>
      <text:p text:style-name="Quotations"><text:soft-page-break/><text:span text:style-name="T5">Anonymous Software Developer</text:span> </text:p>
      <text:p text:style-name="Text_20_body">This project's main creditor is the SpiderMonkey project: <text:a xlink:type="simple" xlink:href="http://mozilla.org/js/">http://mozilla.org/js/</text:a></text:p>
      <text:p text:style-name="Text_20_body">Without SpiderMonkey, there would be no SpiderApe. Without SpiderApe, no sqlite3 bindings for JS would have been written.</text:p>
      <text:p text:style-name="Text_20_body">The author of this plugin is Stephan Beal.</text:p>
      <text:h text:style-name="Heading_20_2" text:outline-level="2">Document conventions</text:h>
      <text:p text:style-name="Text_20_body">This document assumes some basic familiarity with the v8 API.</text:p>
      <text:p text:style-name="Text_20_body">C++, or otherwise "native", code is styled like this:</text:p>
      <text:p text:style-name="CodeSnippet">int foo = 9;</text:p>
      <text:p text:style-name="CodeSnippet">std::string s( "hi, world" );</text:p>
      <text:p text:style-name="Text_20_body"/>
      <text:p text:style-name="Text_20_body">Script code is assumed to be ECMAScript (Javascript) unless otherwise specified, and is styled like this:</text:p>
      <text:p text:style-name="CodeSnippetJS">function foo() {</text:p>
      <text:p text:style-name="CodeSnippetJS"><text:tab/>return arguments.length;</text:p>
      <text:p text:style-name="CodeSnippetJS">}</text:p>
      <text:p text:style-name="Text_20_body"/>
      <text:p text:style-name="Text_20_body">Commands meant to be typed in from a shell console or into a shell script are styled like this:</text:p>
      <text:p text:style-name="ConsoleMode">$ mycommand arg1 arg2 arg3</text:p>
      <text:p text:style-name="Text_20_body"/>
      <text:p text:style-name="Text_20_body">Note that if you are viewing this in black-and-white the formatting may not be so obvious. In that case, pay attention the drop-shadows – they are different for each type of source code.</text:p>
      <text:h text:style-name="Heading_20_2" text:outline-level="2">Data Types</text:h>
      <text:p text:style-name="Text_20_body">While Javascript is not strongly typed, when describing functions we will often use type names to describe what a function accepts as parameters or returns. In addition to the conventional types like "int" and "string", we will use the following terms:</text:p>
      <text:list text:style-name="L1">
        <text:list-item>
          <text:p text:style-name="P9">"<text:span text:style-name="T8">Mixed</text:span>" means "any type" or "context-specific type." This particular term is adopted from the PHP world, which gives "mixed" the same meaning as we do here.</text:p>
        </text:list-item>
        <text:list-item>
          <text:p text:style-name="P9">"<text:span text:style-name="T8">char</text:span>" means the same as it does in C/C++. Javascript does not natively have a char type, whereas C/C++ treats chars schizophrenically (as small integers and length-one strings).</text:p>
        </text:list-item>
        <text:list-item>
          <text:p text:style-name="P9">"<text:span text:style-name="T8">object</text:span>" normally refers to an instance of an arbitrary JS-side class. Specific contexts might call for specific object types. Remember that in Javascript, Arrays and Functions are full-fledged objects.</text:p>
        </text:list-item>
      </text:list>
      <text:h text:style-name="Heading_20_2" text:outline-level="2">Opening plugins</text:h>
      <text:p text:style-name="Text_20_body">v8-juice has rudimentary support for loading plugins from either native code or script code. It can open (or attempt to open) arbitrary DLLs on supported platforms (that is currently platforms hosting libdl or libltdl). An example of using it:</text:p>
      <text:p text:style-name="CodeSnippetJS">load_plugin('v8-juice-sqlite3');</text:p>
      <text:p text:style-name="Text_20_body"/>
      <text:p text:style-name="Text_20_body">Plugins typically get installed under &lt;INSTALL_PREFIX&gt;/lib/v8/juice, and this directory is in the default plugin search path(). That means that when loading plugins, the path need not be specified. The '.so' (or .'dll', or whatever) DLL file extension is also not required.</text:p>
      <text:p text:style-name="Text_20_body">To see how a plugin is registered, see the implementation file for any of the existing plugins. The plugin model requires that plugins register themselves when they are opened, rather than the plugin layer explicitly looking for some registration function inside the DLL.</text:p>
      <text:h text:style-name="Heading_20_2" text:outline-level="2"><text:soft-page-break/>Brief history of this plugin</text:h>
      <text:p text:style-name="Text_20_body">Some time in the first half of 2006 I wrote a very basic plugin for working with sqlite3 in SpiderApe. It had an OO interface, but it wasn't all that good. In August of 2006 I found a nice OO sqlite3 wrapper written by Cory Nelson, and after using it in some C++ code I liked it so much that I wrapped it up in SpiderApe. In January, 2007, after coming back from a several-month hacking break due to an annoying outbreak of cancer, I got a bit over-ambitious and decided to see if the sqlite3 C API could be effectively mimicked in JavaScript. Surprisingly, the majority of the features proved to be no serious problem to implement, with only a handful of the more obscure feature left unimplemented (e.g. custom collating sequences). In February 2009 I discovered the Google v8 JS engine and, to give it a try, I ported the SpiderApe-based plugin to v8. Surprisingly, the porting process was 95% copy, paste, and editing macro names.</text:p>
      <text:h text:style-name="Heading_20_1" text:outline-level="1">C-style API</text:h>
      <text:p text:style-name="Text_20_body"><text:bookmark text:name="SQlite3_C_API"/>Some experience with sqlite3 is assumed. This plugin's API very closely mimics the native C API, which is documented at <text:a xlink:type="simple" xlink:href="http://sqlite.org/">http://sqlite.org</text:a>.</text:p>
      <text:p text:style-name="Text_20_body">Some functions had to be changed a bit to accommodate differences in parameter passing between C and JavaScript, but the API is mostly intact. It provides over 60 sqlite3-related functions, most of them functionally identical to their like-named counterparts in the sqlite3 C API, and can handle the most common client-side sqlite3 needs.</text:p>
      <text:p text:style-name="Text_20_body">Like native API, this API is not object oriented. Instead it uses opaque resource handles, namely database and prepared statement handles, as the primary means of passing "objects" around.</text:p>
      <text:p text:style-name="P2">Unsupported features:</text:p>
      <text:p text:style-name="Text_20_body">Some parts of the sqlite3 API are difficult to bind due to various technical reasons. These include:</text:p>
      <text:list text:style-name="L2">
        <text:list-item>
          <text:p text:style-name="P10">The xxx16() API is unimplemented, as v8 has no direct support for UTF16.</text:p>
        </text:list-item>
        <text:list-item>
          <text:p text:style-name="P10"><text:span text:style-name="T4">sqlite3_create_collation()</text:span> (and friends) are not implemented. Very low priority.</text:p>
        </text:list-item>
        <text:list-item>
          <text:p text:style-name="P10"><text:span text:style-name="T4">Blobs</text:span> are not directly supported. Using binary data in v8' Strings provides undefined results, in any case, so blobs cannot be generically support.</text:p>
        </text:list-item>
        <text:list-item>
          <text:p text:style-name="P10">While sqlite3_create_function() is supported, <text:span text:style-name="T4">sqlite3_aggregate_context()</text:span> is not needed in order to properly implement custom SQL functions, so it is not reflected in this API. To get the same effect, use the data pointer passed to sqlite3_create_function(), which gets passed on to the new function whenever it gets called.</text:p>
        </text:list-item>
      </text:list>
      <text:h text:style-name="Heading_20_2" text:outline-level="2">API Functions</text:h>
      <text:p text:style-name="Text_20_body">Below is the full list of wrapped functions, listed alphabetically. The data types 'statement' and 'database' refer to statement and database handles, respectively. Most of the integer return types refer to an error code, with SQLITE_OK (zero) being success. Those with no documentation here are documented on the sqlite3 web site (<text:a xlink:type="simple" xlink:href="http://sqlite.org/capi3ref.html">http://sqlite.org/capi3ref.html</text:a>). A small number of them are marked as "non-standard", meaning that they have no direct equivalent in the sqlite3 C API.</text:p>
      <text:p text:style-name="Text_20_body">Most of these functions work (or should work) as documented on the sqlite3 web site (<text:a xlink:type="simple" xlink:href="http://sqlite.org/capi3ref.html">http://sqlite.org/capi3ref.html</text:a>), and are thus not documented in detail here. Where there are differences in the APIs, these are documented below and in the API docs for the function. Nearly all of the functions require either a valid db handle (acquired from sqlite3_open()) or a valid statement handle (acquired from sqlite3_prepare()) and will fail (typically throwing an exception) if one is not passed in. The API tries to convert most errors to sqlite3 equivalents, but errors outside the domain of sqlite3 (e.g. passing an invalid type as a parameter, or incorrect argument count) are signalled using exceptions.</text:p>
      <text:p text:style-name="Text_20_body">Functions which are cross out (<text:span text:style-name="T19">like this</text:span>) have not yet been ported from the SpiderApe implementation.</text:p>
      <text:list text:style-name="L3">
        <text:list-item>
          <text:p text:style-name="P11"><text:span text:style-name="T4">int sqlite3_bind( statement, index [, mixed = null ] )</text:span><text:line-break/>Not sqlite3 standard, t<text:span text:style-name="T9">his is a convenience wrapper around sqlite3_bind_int(), sqlite3_bind_double(), <text:s/>sqlite3_bind_text(), and sqlite3_bind_null(). It deduces which function to use based on the type of the 3</text:span><text:span text:style-name="T11">rd</text:span><text:span text:style-name="T9"> argument. If no third argument is given, sqlite3_bind_null() is used. It fails if passed a 3</text:span><text:span text:style-name="T11">rd</text:span><text:span text:style-name="T9"> parameter of a different type (e.g., an Object).</text:span></text:p>
        </text:list-item>
        <text:list-item>
          <text:p text:style-name="P11"><text:span text:style-name="T4">int sqlite3_bind_double( statement, index, double value )<text:line-break/>int sqlite3_bind_int( statement, index, int value )<text:line-break/>int sqlite3_bind_text( statement, index, string value )<text:line-break/>int sqlite3_bind_null( statement, index )</text:span><text:line-break/>These bind a value to a given index in a prepared statement. (Such indexes are marked with question marks in the SQL code for the prepared statement.) Note that the indexes are 1-based, not <text:soft-page-break/>0-based. This is an artefact from older SQL conventions, and not a deliberate choice on my part. All other index-taking functions use</text:p>
        </text:list-item>
        <text:list-item>
          <text:p text:style-name="P12">int sqlite3_bind_parameter_count(statement)<text:line-break/>int sqlite3_bind_parameter_index(statement, string paramName)<text:line-break/>string sqlite3_bind_parameter_name(statement, int index )</text:p>
        </text:list-item>
        <text:list-item>
          <text:p text:style-name="P12">int sqlite3_busy_handler( database, Function callback [, mixed callbackData = null] )<text:span text:style-name="T9"><text:line-break/>Installs a "busy handler" callback, which is called at certain times when the sqlite3 engine determines that the SQLITE_BUSY error code is in order. The callbackData is passed to the callback, which must have this signature:<text:line-break/><text:tab/>function callback( mixed callbackData, integer count );<text:line-break/>See the sqlite3 docs for the exact meaning of the count parameter and the expected return value from the callback. Note that sqlite3 does not guaranty that the callback will be called every time an SQLITE_BUSY error is raised. (In very basic tests, i could only get the handler to be called relatively </text:span><text:span text:style-name="T9">rarely. The very nature of this function makes the callback function difficult to test.)</text:span></text:p>
        </text:list-item>
        <text:list-item>
          <text:p text:style-name="P15">int sqlite3_busy_timeout( database, int milliseconds )</text:p>
        </text:list-item>
        <text:list-item>
          <text:p text:style-name="P15">int sqlite3_changes( database )</text:p>
        </text:list-item>
        <text:list-item>
          <text:p text:style-name="P15">int sqlite3_clear_bindings( statement )</text:p>
        </text:list-item>
        <text:list-item>
          <text:p text:style-name="P15">int sqlite3_close( database )</text:p>
        </text:list-item>
        <text:list-item>
          <text:p text:style-name="P15">int sqlite3_column_bytes( statement, int index )</text:p>
        </text:list-item>
        <text:list-item>
          <text:p text:style-name="P15">int sqlite3_column_count( statement )</text:p>
        </text:list-item>
        <text:list-item>
          <text:p text:style-name="P15">string sqlite3_column_database_name( statement, int index )</text:p>
        </text:list-item>
        <text:list-item>
          <text:p text:style-name="P15">string sqlite3_column_decltype( statement, int index )</text:p>
        </text:list-item>
        <text:list-item>
          <text:p text:style-name="P11"><text:span text:style-name="T4">double sqlite3_column_double( statement, int index )<text:line-break/>int sqlite3_column_int( statement, int index )<text:line-break/>string sqlite3_column_text( statement, int index )</text:span><text:line-break/>These return the given column data (0-based index) converted to the requested type.</text:p>
        </text:list-item>
        <text:list-item>
          <text:p text:style-name="P15">string sqlite3_column_name( statement, int index )</text:p>
        </text:list-item>
        <text:list-item>
          <text:p text:style-name="P15">string sqlite3_column_origin_name( statement, int index )</text:p>
        </text:list-item>
        <text:list-item>
          <text:p text:style-name="P15">string sqlite3_column_table_name( statement, int index )</text:p>
        </text:list-item>
        <text:list-item>
          <text:p text:style-name="P15">int sqlite3_column_type( statement, int index )</text:p>
        </text:list-item>
      </text:list>
      <text:list text:style-name="L4">
        <text:list-item>
          <text:p text:style-name="P13">sqlite3_convert_macro( SQLITE_xxx constant || 'SQLITE_xxx' )<text:line-break/><text:span text:style-name="T9">Not sqlite3 standard. If passed an int, it returns the name of the SQLITE_xxx error code macro with that value. If passed a string, such as 'SQLITE_OK', it returns the value of the named macro. The SQLITE_xxx macros are also defined in the global object, so you can reference them just as you would in C code.</text:span></text:p>
        </text:list-item>
      </text:list>
      <text:list text:style-name="L3">
        <text:list-item text:start-value="1">
          <text:p text:style-name="P15">bool sqlite3_complete( string sql )</text:p>
        </text:list-item>
        <text:list-item>
          <text:p text:style-name="P15">int sqlite3_create_function( database, string funcName, int argCount [-1=any], int encoding [use SQLITE_UTF8], any arbitraryData, function baseFunction, function stepFunc, function finalizeFunc )<text:line-break/><text:span text:style-name="T9">This function installs a built-in SQL function written in JS code. It has a long list of arguments but works basically just like the C API. See below for an example of adding a user-defined function. The primary difference is the signatures of the JS-side callback functions, which must look like:<text:line-break/><text:tab/>function Base( sqlite3_context, arbitraryData, arrayOfArgsPassedToSQLFunc ) {...}<text:line-break/><text:tab/>function Step( sqlite3_context, arbitraryData, arrayOfArgsPassedToSQLFunc ) {...}<text:line-break/><text:tab/>function Final( sqlite3_context, arbitraryData ) {...}<text:line-break/>The arbitraryData arguments are the same values passed to sqlite3_create_function(). See the example code later on in this chapter for a demonstration. Note that the Final callback function has a slightly different signature than it does in the native API.</text:span></text:p>
        </text:list-item>
      </text:list>
      <text:list text:style-name="L3">
        <text:list-item text:start-value="1">
          <text:p text:style-name="P15">int sqlite3_data_count( statement )</text:p>
        </text:list-item>
        <text:list-item>
          <text:p text:style-name="P12">database sqlite3_db_handle( statement )</text:p>
        </text:list-item>
        <text:list-item>
          <text:p text:style-name="P12">int sqlite3_dump_statement( statement [, separator = '|'] )<text:line-break/>int sqlite3_dump_query( dbh, sql [, separator = '|'] )<text:line-break/><text:span text:style-name="T9">These two non-standard functions simply dump the results of a statement to stdout. They are provided mainly for debugging purposes.</text:span></text:p>
        </text:list-item>
        <text:list-item>
          <text:p text:style-name="P15"><text:soft-page-break/>int sqlite3_errcode( database )</text:p>
        </text:list-item>
        <text:list-item>
          <text:p text:style-name="P15">string sqlite3_errmsg( database )</text:p>
        </text:list-item>
        <text:list-item>
          <text:p text:style-name="P11"><text:span text:style-name="T4">string sqlite3_escape_sql( string )<text:line-break/></text:span>Not sqlite3 standard. sqlite3_escape_sql() escapes a string for use with SQL. See also: <text:span text:style-name="T9">sqlite3_quote_sql()</text:span>. If you use prepared statements and the bind API instead of sqlite3_exec(), then this function is rarely, if ever, needed.</text:p>
        </text:list-item>
        <text:list-item>
          <text:p text:style-name="P15">int sqlite3_exec( database, string sql [, function callback_func [, mixed callback_data] ] )</text:p>
        </text:list-item>
        <text:list-item>
          <text:p text:style-name="P17"><text:span text:style-name="T4">int sqlite3_select_int( database, string sql )<text:line-break/>int64 sqlite3_select_int64( database, string sql )<text:line-break/>double sqlite3_select_double( database, string sql )<text:line-break/>string sqlite3_select_text( database, string sql )</text:span><text:line-break/>These non-standard functions take an SQL statement which is expected to return a single value as either an integer, double, or string. These functions use prepared statements, so they cannot be used while other statements are open.</text:p>
        </text:list-item>
        <text:list-item>
          <text:p text:style-name="P15">bool sqlite3_expired( statement )</text:p>
        </text:list-item>
      </text:list>
      <text:list text:style-name="L3">
        <text:list-item text:start-value="1">
          <text:p text:style-name="P15">int sqlite3_extended_result_codes( database, bool enable )</text:p>
        </text:list-item>
        <text:list-item>
          <text:p text:style-name="P15">int sqlite3_finalize( statement )</text:p>
        </text:list-item>
        <text:list-item>
          <text:p text:style-name="P15">int sqlite3_get_autocommit( database )</text:p>
        </text:list-item>
        <text:list-item>
          <text:p text:style-name="P14"><text:span text:style-name="T4">int sqlite3_get_encoding( database | statement )</text:span><text:line-break/>Not sqlite3 standard. This function attempts to figure out the encoding of database and returns one of the values SQLITE_UTF8, SQLITE_UTF16, <text:s/>SQLITE_UTF16LE, or SQLITE_UTF16BE. This function requires that it can prepare a statement for the db, so it may fail if called during other db processing.</text:p>
        </text:list-item>
        <text:list-item>
          <text:p text:style-name="P15">string sqlite3_get_libversion()</text:p>
        </text:list-item>
        <text:list-item>
          <text:p text:style-name="P15">void sqlite3_interrupt( database )<text:line-break/><text:span text:style-name="T9">This function won't do any good unless you happened to be somehow running multiple threads from JS. The plugin has only been tested in single-threaded code.</text:span></text:p>
        </text:list-item>
        <text:list-item>
          <text:p text:style-name="P17"><text:span text:style-name="T4">bool sqlite3_is_okay( integer )</text:span><text:line-break/>Non-standard. Returns true if passed one of SQLITE_OK, SQLITE_ROW, or SQLITE_DONE, else false. These SQLITE_xxx values are all success values in certain contexts, and it is often useful to treat any of them as a success, e.g., in scripts which accept arbitrary SQL code from users.</text:p>
        </text:list-item>
        <text:list-item>
          <text:p text:style-name="P15">int sqlite3_last_insert_rowid( database )</text:p>
        </text:list-item>
        <text:list-item>
          <text:p text:style-name="P15">database sqlite3_open( string filename )<text:line-break/><text:span text:style-name="T9">Note the different parameter arguments/return type. Returns null on error. Remember that sqlite3 supports the special file name ":memory:" for in-memory databases. Note, however, that creating multiple databases with the name ":memory:" opens </text:span><text:span text:style-name="T7">different</text:span><text:span text:style-name="T9"> databases, and does not attach each new handle to a shared in-memory database.</text:span></text:p>
        </text:list-item>
        <text:list-item>
          <text:p text:style-name="P15">statement sqlite3_prepare( database, string sql )<text:line-break/><text:span text:style-name="T9">Note the different parameter arguments/return type. Returns null on error.</text:span></text:p>
        </text:list-item>
      </text:list>
      <text:list text:style-name="L5">
        <text:list-item>
          <text:p text:style-name="P16">string sqlite3_quote_sql(string)<text:span text:style-name="T9"><text:line-break/>If str contains no apostrophes it is wrapped in apostrophes and returned. Otherwise, if it contains no double-quotes, it is wrapped in double-quotes and returned. If it contains both apostrophes and double-quotes then the apostrophes are doubled (escaped) and the string is returned. This function throws if passed no arguments or if str is not a string. As a special case, if str is null then an empty apostrophe-quoted string is returned. This function is similar, but not identical, to sqlite3_escape_sql().</text:span></text:p>
        </text:list-item>
      </text:list>
      <text:list text:style-name="L3">
        <text:list-item text:start-value="1">
          <text:p text:style-name="P14"><text:span text:style-name="T4">XML sqlite3_query_e4x( database, statement | string sql )<text:line-break/></text:span><text:span text:style-name="T20">(Can't implement until v8 supports e4x)</text:span><text:span text:style-name="T9"><text:line-break/>(Added 2007.04.29)<text:line-break/>Runs the given query and returns the results in an E4X XML object. On error it returns null (if the preparation of the query fails) or throws an exception (if there is an internal error converting the results to XML). The XML object is structured like this:<text:line-break/></text:span><text:span text:style-name="T12">&lt;sqlite3_result&gt;<text:line-break/> <text:s/>&lt;sql&gt;SQL passed to this function or empty if passed a statement handle&lt;/sql&gt;<text:line-break/> <text:s/>&lt;column&gt;column name 0&lt;/column&gt;<text:line-break/> <text:s/>...<text:line-break/></text:span><text:soft-page-break/><text:span text:style-name="T12"> <text:s/>&lt;column&gt;column name N&lt;/column&gt;<text:line-break/> <text:s/>&lt;row&gt;<text:line-break/> <text:s text:c="3"/>&lt;col&gt;data for column 0&lt;/col&gt;<text:line-break/> <text:s text:c="3"/>....<text:line-break/> <text:s text:c="3"/>&lt;col&gt;data for column N&lt;/col&gt;<text:line-break/> <text:s/>&lt;/row&gt;<text:line-break/> <text:s/>...<text:line-break/> <text:s/>&lt;row&gt;...&lt;/row&gt;<text:line-break/>&lt;/sqlite3_result&gt;</text:span><text:span text:style-name="T9"><text:line-break/>You can fetch the column count with xmlObj.column.length() and the number of rows with xmlObj.row.length().</text:span></text:p>
        </text:list-item>
        <text:list-item>
          <text:p text:style-name="P15">int sqlite3_reset( statement )</text:p>
        </text:list-item>
        <text:list-item>
          <text:p text:style-name="P15">void sqlite3_result_int( sqlite3_context, int )<text:line-break/>void sqlite3_result_int64( sqlite3_context, int64 )<text:line-break/>void sqlite3_result_double( sqlite3_context, double )<text:line-break/>void sqlite3_result_value( sqlite3_context, value )<text:line-break/>void sqlite3_result_text( sqlite3_context, text )<text:line-break/>void sqlite3_result_null( sqlite3_context )<text:line-break/>void sqlite3_result_error( sqlite3_context, string )<text:line-break/><text:span text:style-name="T9">These functions are used to set return values from user-defined SQL functions. They can only be called from user-defined SQL functions because that is the only place where sqlite3_context handles are used. It is illegal to hold a context handle for later use – it is only valid for the life of the call to the user-defined function.</text:span></text:p>
        </text:list-item>
        <text:list-item>
          <text:p text:style-name="P15">int sqlite3_sleep( int )</text:p>
        </text:list-item>
        <text:list-item>
          <text:p text:style-name="P15">int sqlite3_step( statement )</text:p>
        </text:list-item>
        <text:list-item>
          <text:p text:style-name="P15">int sqlite3_total_changes( database )</text:p>
        </text:list-item>
        <text:list-item>
          <text:p text:style-name="P12">int sqlite3_transfer_bindings( statement, statement )</text:p>
        </text:list-item>
        <text:list-item>
          <text:p text:style-name="P15">int sqlite3_value_int( sqlite3_value )<text:line-break/>int sqlite3_value_int64( sqlite3_value )<text:line-break/>mixed sqlite3_value_deduce( sqlite3_value )<text:line-break/>double sqlite3_value_double( sqlite3_value )<text:line-break/>string sqlite3_value_text( sqlite3_value )<text:line-break/>int sqlite3_value_type( sqlite3_value )<text:line-break/><text:span text:style-name="T9">This family of functions returns converted values from the database. The sqlite3_value handles passed to each one are passed to JS-defined SQL functions, and are opaque handles to internal sqlite3 data.</text:span></text:p>
        </text:list-item>
      </text:list>
      <text:h text:style-name="Heading_20_2" text:outline-level="2">Usage samples</text:h>
      <text:p text:style-name="Text_20_body">The sqlite3 C API is fairly well documented and is in widespread use. That means that learning <text:span text:style-name="T6">this</text:span> API should be very easy for those who have some prior experience with sqlite3.</text:p>
      <text:p text:style-name="P2">Setting up a database object:</text:p>
      <text:p text:style-name="CodeSnippetJS">load_plugin( 'v8-juice-sqlite3'); <text:span text:style-name="T13">// import the API</text:span></text:p>
      <text:p text:style-name="CodeSnippetJS">var dbname = ':memory:'; <text:span text:style-name="T13">// :memory: is special for sqlite3 and means</text:span></text:p>
      <text:p text:style-name="P3"><text:s text:c="25"/>// that our db will exist only in memory.</text:p>
      <text:p text:style-name="CodeSnippetJS">var dbh = <text:span text:style-name="T14">sqlite3_open( dbname )</text:span>; <text:span text:style-name="T13">// open the db</text:span></text:p>
      <text:p text:style-name="Text_20_body">The JS type for dbh is officially unspecified. This means that you should not use it for any purpose other than as a db handle for the sqlite3 API. This applies to all handle types used by the sqlite3 API. Do not try to print() them or otherwise dereference them, as doing so may crash your application!</text:p>
      <text:p text:style-name="P2">Running SQL commands:</text:p>
      <text:p text:style-name="P1">For simple SQL commands, sqlite3_exec() is fine:</text:p>
      <text:p text:style-name="CodeSnippetJS">var rc = <text:span text:style-name="T14">sqlite3_exec( dbh, "create table foo(a,b)" )</text:span>;</text:p>
      <text:p text:style-name="CodeSnippetJS">if( !sqlite3_is_okay(rc) { ....error... );</text:p>
      <text:p text:style-name="Text_20_body">But for more complex SQL you'll want prepared statements:</text:p>
      <text:p text:style-name="CodeSnippetJS">var sth = <text:span text:style-name="T14">sqlite3_prepare( dbh, "insert into foo (a,b) values(?,?)" )</text:span>;</text:p>
      <text:p text:style-name="CodeSnippetJS"><text:soft-page-break/>for( var i = 0; i &lt; 10; ++i ) {</text:p>
      <text:p text:style-name="CodeSnippetJS"><text:tab/><text:span text:style-name="T13">// Bind arguments to the positional '?' placeholders:</text:span></text:p>
      <text:p text:style-name="CodeSnippetJS"><text:tab/><text:span text:style-name="T14">sqlite3_bind( sth, 1, i )</text:span>;</text:p>
      <text:p text:style-name="CodeSnippetJS"><text:tab/><text:span text:style-name="T14">sqlite3_bind( sth, 2, "String #"+i )</text:span>;</text:p>
      <text:p text:style-name="CodeSnippetJS"><text:tab/><text:span text:style-name="T13">// See also: sqlite3_bind_{int,double,text}()</text:span></text:p>
      <text:p text:style-name="P3"><text:tab/>// Note that indexes passed to sqlite3_bind_XXX() are 1-based,</text:p>
      <text:p text:style-name="P3"><text:tab/>// whereas most other functions expect 0-based indexes!</text:p>
      <text:p text:style-name="P3"/>
      <text:p text:style-name="P3"><text:tab/>// Now we execute the statement with sqlite3_step(). Note that</text:p>
      <text:p text:style-name="P3"><text:tab/>// the return value will differ depending on the type of SQL</text:p>
      <text:p text:style-name="P3"><text:tab/>// command you run (e.g., INSERT vs SELECT).</text:p>
      <text:p text:style-name="CodeSnippetJS"><text:tab/>assert( SQLITE_DONE == <text:span text:style-name="T14">sqlite3_step( sth )</text:span> );</text:p>
      <text:p text:style-name="CodeSnippetJS">}</text:p>
      <text:p text:style-name="CodeSnippetJS"><text:span text:style-name="T14">sqlite3_finalize( sth )</text:span>; // very important!</text:p>
      <text:p text:style-name="P2">Querying data:</text:p>
      <text:p text:style-name="Text_20_body">Querying has two approaches: you can use sqlite3_exec() and pass it a callback function, which gets called for every row of data:</text:p>
      <text:p text:style-name="CodeSnippetJS">function my_sql_callback(userdata,row,cols) {</text:p>
      <text:p text:style-name="CodeSnippetJS"><text:tab/><text:span text:style-name="T13">// Callback is called once per result row.</text:span></text:p>
      <text:p text:style-name="CodeSnippetJS"><text:tab/>if( userdata instanceof Object ) ) {</text:p>
      <text:p text:style-name="CodeSnippetJS"><text:tab/><text:tab/>if( userdata.on ) {</text:p>
      <text:p text:style-name="CodeSnippetJS"><text:tab/><text:tab/><text:tab/><text:span text:style-name="T13">// Print message only on first row:</text:span></text:p>
      <text:p text:style-name="CodeSnippetJS"><text:tab/><text:tab/><text:tab/>print("my_sql_callback message:",userdata.msg);</text:p>
      <text:p text:style-name="CodeSnippetJS"><text:tab/><text:tab/><text:tab/>userdata.on = false;</text:p>
      <text:p text:style-name="CodeSnippetJS"><text:tab/><text:tab/>}</text:p>
      <text:p text:style-name="CodeSnippetJS"><text:tab/>}</text:p>
      <text:p text:style-name="CodeSnippetJS"><text:tab/><text:span text:style-name="T13">// Simply print out the data in key=val format:</text:span></text:p>
      <text:p text:style-name="CodeSnippetJS"><text:tab/>var buf = '';</text:p>
      <text:p text:style-name="CodeSnippetJS"><text:tab/>for( var i = 0; i &lt; row.length; ++i ) {</text:p>
      <text:p text:style-name="CodeSnippetJS"><text:tab/><text:tab/>buf += cols[i]+'='+row[i]+'\t';</text:p>
      <text:p text:style-name="CodeSnippetJS"><text:tab/>}</text:p>
      <text:p text:style-name="CodeSnippetJS"><text:tab/>print( buf );</text:p>
      <text:p text:style-name="CodeSnippetJS"><text:tab/>return 0;</text:p>
      <text:p text:style-name="CodeSnippetJS">}</text:p>
      <text:p text:style-name="CodeSnippetJS">var rc = <text:span text:style-name="T14">sqlite3_exec(</text:span></text:p>
      <text:p text:style-name="P4"><text:tab/>dbh, <text:s text:c="30"/></text:p>
      <text:p text:style-name="P4"><text:tab/>"select rowid,* from foo limit 5", <text:span text:style-name="T13">// arbitrary query</text:span></text:p>
      <text:p text:style-name="P4"><text:tab/>my_sql_callback, <text:tab/><text:tab/><text:tab/><text:span text:style-name="T13">// JS-space callback func</text:span></text:p>
      <text:p text:style-name="P4"><text:tab/>{ msg:"hi, world",on:true } <text:span text:style-name="T13">// arbitrary data passed to callback</text:span></text:p>
      <text:p text:style-name="CodeSnippetJS"><text:span text:style-name="T14"><text:tab/>)</text:span>;</text:p>
      <text:p text:style-name="Text_20_body">It is legal to pass null as either or both of the callback and "user data" arguments (args 3 and 4).</text:p>
      <text:p text:style-name="Text_20_body">Callbacks may use an object passed as the 4<text:span text:style-name="T10">th</text:span> argument to communicate between calls to the callback.</text:p>
      <text:p text:style-name="Text_20_body">One minor disadvantage of sqlite3_exec() is that the strings must be properly escaped. There is a workaround, however... we can work directly with a statement handle:</text:p>
      <text:p text:style-name="CodeSnippetJS">var sth = <text:span text:style-name="T14">sqlite3_prepare( dbh, "select rowid,* from foo" )</text:span>;</text:p>
      <text:p text:style-name="P3">// Collect/cache column names:</text:p>
      <text:p text:style-name="CodeSnippetJS">var colcount = <text:span text:style-name="T14">sqlite3_column_count( sth )</text:span>;</text:p>
      <text:p text:style-name="CodeSnippetJS">var colnames = new Array();</text:p>
      <text:p text:style-name="CodeSnippetJS">for( var i = 0; i &lt; colcount; ++i ) {</text:p>
      <text:p text:style-name="CodeSnippetJS"><text:tab/>colnames[i] = <text:span text:style-name="T14">sqlite3_column_name( sth, i )</text:span>;</text:p>
      <text:p text:style-name="CodeSnippetJS">}</text:p>
      <text:p text:style-name="P3">// print() result data out:</text:p>
      <text:p text:style-name="CodeSnippetJS">var pos = 0;</text:p>
      <text:p text:style-name="CodeSnippetJS">var tab = '|';</text:p>
      <text:p text:style-name="CodeSnippetJS">while( SQLITE_ROW == <text:span text:style-name="T14">sqlite3_step( sth )</text:span> ) {</text:p>
      <text:p text:style-name="CodeSnippetJS"><text:tab/>var buf = '';</text:p>
      <text:p text:style-name="CodeSnippetJS"><text:tab/>if( 0 == pos++ ) {</text:p>
      <text:p text:style-name="CodeSnippetJS"><text:tab/><text:tab/><text:span text:style-name="T13">// print column headers:</text:span></text:p>
      <text:p text:style-name="CodeSnippetJS"><text:tab/><text:tab/>for( var i = 0; i &lt; colcount; ++i ) {</text:p>
      <text:p text:style-name="CodeSnippetJS"><text:tab/><text:tab/><text:tab/>buf += colnames[i];</text:p>
      <text:p text:style-name="CodeSnippetJS"><text:tab/><text:tab/><text:tab/>if( i &lt; (colcount-1) ) buf += tab;</text:p>
      <text:p text:style-name="CodeSnippetJS"><text:soft-page-break/><text:tab/><text:tab/>}</text:p>
      <text:p text:style-name="CodeSnippetJS"><text:tab/><text:tab/>print(buf);</text:p>
      <text:p text:style-name="CodeSnippetJS"><text:tab/><text:tab/>buf = '';</text:p>
      <text:p text:style-name="CodeSnippetJS"><text:tab/>}</text:p>
      <text:p text:style-name="CodeSnippetJS"><text:tab/><text:span text:style-name="T13">// print row data:</text:span></text:p>
      <text:p text:style-name="CodeSnippetJS"><text:tab/>for( var i = 0; i &lt; colcount; ++i ) {</text:p>
      <text:p text:style-name="CodeSnippetJS"><text:tab/><text:tab/>buf += <text:span text:style-name="T14">sqlite3_column_text( sth, i )</text:span>;</text:p>
      <text:p text:style-name="P3"><text:tab/><text:tab/>// see also: sqlite3_column_int()</text:p>
      <text:p text:style-name="P3"><text:tab/><text:tab/>// and sqlite3_column_double()</text:p>
      <text:p text:style-name="CodeSnippetJS"><text:tab/><text:tab/>if( i &lt; (colcount-1) ) buf += tab;</text:p>
      <text:p text:style-name="CodeSnippetJS"><text:tab/>}</text:p>
      <text:p text:style-name="CodeSnippetJS"><text:tab/>print(buf);</text:p>
      <text:p text:style-name="CodeSnippetJS">}</text:p>
      <text:p text:style-name="P2">Closing down:</text:p>
      <text:p text:style-name="CodeSnippetJS">// statement handles:</text:p>
      <text:p text:style-name="CodeSnippetJS">sqlite3_finalize( sth );</text:p>
      <text:p text:style-name="CodeSnippetJS">// database:</text:p>
      <text:p text:style-name="CodeSnippetJS">sqlite3_close( dbh );</text:p>
      <text:p text:style-name="Text_20_body">sqlite3_close() can fail for a number of reasons, a common one being that a prepared statement was left open (was not passed to sqlite3_finalize()). In that case, sqlite3_close() will return SQLITE_BUSY.</text:p>
      <text:h text:style-name="Heading_20_2" text:outline-level="2">User-defined SQL functions</text:h>
      <text:p text:style-name="Text_20_body">This plugin supports implementing user-defined SQL functions in JS code. The function must accept three arguments: the first is an opaque handle to something called sqlite3_context, the second one is an arbitrary JS value specified when sqlite3_create_function() is called, and the final argument is an array of opaque handles of type sqlite3_value. The array entries point to the arguments passed to the SQL function, and these <text:s/>sqlite3_value handles are used for fetching and converting the data from each result entry.</text:p>
      <text:p text:style-name="Text_20_body">This is best shown with an (admittedly useless) example:</text:p>
      <text:p text:style-name="P3">// Define an implementation with this signature:</text:p>
      <text:p text:style-name="CodeSnippetJS">function my_sql_func( cx, userData, values ) {</text:p>
      <text:p text:style-name="CodeSnippetJS"><text:tab/><text:span text:style-name="T13">// This dummy implementation just prints all data.</text:span></text:p>
      <text:p text:style-name="P3"><text:tab/>// Note that the <text:span text:style-name="T6">values</text:span> array does not contain raw values,</text:p>
      <text:p text:style-name="P3"><text:tab/>// but contains sqlite3_values <text:span text:style-name="T6">handles</text:span>, which we must convert</text:p>
      <text:p text:style-name="P3"><text:tab/>// to values using the sqlite3_value_xxx() family of functions.</text:p>
      <text:p text:style-name="CodeSnippetJS"><text:tab/>var argc = values ? values.length : 0;</text:p>
      <text:p text:style-name="CodeSnippetJS"><text:tab/>int count = 0;</text:p>
      <text:p text:style-name="CodeSnippetJS"><text:tab/>for( var i = 0; i &lt; argc; ++i )</text:p>
      <text:p text:style-name="CodeSnippetJS"><text:s/><text:tab/>{</text:p>
      <text:p text:style-name="CodeSnippetJS"><text:tab/><text:tab/>++count;</text:p>
      <text:p text:style-name="CodeSnippetJS"><text:s/><text:tab/><text:tab/>print( <text:span text:style-name="T15">sqlite3_value_text(values[i])</text:span><text:span text:style-name="T18"> </text:span>);</text:p>
      <text:p text:style-name="CodeSnippetJS"><text:tab/>}</text:p>
      <text:p text:style-name="CodeSnippetJS"><text:tab/><text:span text:style-name="T14">sqlite3_result_int( cx, count )</text:span><text:span text:style-name="T17">; </text:span><text:span text:style-name="T13">// set "return" value</text:span></text:p>
      <text:p text:style-name="CodeSnippetJS"><text:span text:style-name="T13"><text:tab/>return SQLITE_OK;</text:span></text:p>
      <text:p text:style-name="CodeSnippetJS">}</text:p>
      <text:p text:style-name="CodeSnippetJS"/>
      <text:p text:style-name="CodeSnippetJS">var rc = <text:span text:style-name="T14">sqlite3_create_function(</text:span></text:p>
      <text:p text:style-name="CodeSnippetJS"><text:tab/>dbh, <text:tab/><text:tab/><text:span text:style-name="T13">// db handle</text:span></text:p>
      <text:p text:style-name="CodeSnippetJS"><text:tab/>'myFunc', <text:s text:c="2"/><text:span text:style-name="T13">// function name</text:span></text:p>
      <text:p text:style-name="CodeSnippetJS"><text:tab/>-1, <text:tab/><text:tab/><text:span text:style-name="T13">// argument count, or -1 for "any number"</text:span></text:p>
      <text:p text:style-name="CodeSnippetJS"><text:tab/>SQLITE_UTF8,<text:span text:style-name="T13">// Encoding. Only SQLITE3_UTF8 is supported.</text:span></text:p>
      <text:p text:style-name="CodeSnippetJS"><text:tab/>{}, <text:s text:c="8"/><text:span text:style-name="T13">// arbitrary value (may be null) passed on to my_sql_func</text:span></text:p>
      <text:p text:style-name="CodeSnippetJS"><text:tab/>my_sql_func <text:span text:style-name="T13">// function reference</text:span></text:p>
      <text:p text:style-name="CodeSnippetJS"><text:span text:style-name="T14">)</text:span>;</text:p>
      <text:p text:style-name="P3">// And now you can run it from your SQL code:</text:p>
      <text:p text:style-name="CodeSnippetJS"><text:span text:style-name="T14">sqlite3_exec( dbh, "select myFunc(9,7,5)" )</text:span>;</text:p>
      <text:p text:style-name="Text_20_body"/>
      <text:p text:style-name="Text_20_body">See the C API documentation for a more detailed description of the arguments. See the documentation in this plugin's header file for how exceptions thrown from such functions are handled.</text:p>
      <text:p text:style-name="Text_20_body">The encoding argument, argument number 4, is unfortunately not useful. V8 has no direct UTF16 support <text:soft-page-break/>(which I find hard to believe, but okay). The only supported value is SQLITE_UTF8.</text:p>
      <text:p text:style-name="Text_20_body">sqlite3 also supports what are known as step- and final- functions. These are a different type of custom function which are designed to accumulate data over multiple rows. <text:s/>The support for "step" and "finalize" functions is implemented but are not well tested because i don't have any such functions. To add a step/finalize function, simply add them as the optional last two arguments to sqlite3_create_function().</text:p>
      <text:p text:style-name="Text_20_body">Here's an example:</text:p>
      <text:p text:style-name="P3">// This function will be called once per row in a result set:</text:p>
      <text:p text:style-name="CodeSnippetJS">function step_func( cx, userData, values ) {</text:p>
      <text:p text:style-name="CodeSnippetJS"><text:tab/><text:span text:style-name="T13">// Here we simply accumulate all of the column counts:</text:span></text:p>
      <text:p text:style-name="CodeSnippetJS"><text:tab/>userData.counter += values.length;</text:p>
      <text:p text:style-name="CodeSnippetJS"><text:tab/><text:span text:style-name="T13">// Ideally you want want some algorithm which does</text:span></text:p>
      <text:p text:style-name="P3"><text:tab/>// something useful!</text:p>
      <text:p text:style-name="CodeSnippetJS">}</text:p>
      <text:p text:style-name="CodeSnippetJS"/>
      <text:p text:style-name="P3">// This function will be called once at the end of the result set:</text:p>
      <text:p text:style-name="CodeSnippetJS">function final_func( cx, userData ) {</text:p>
      <text:p text:style-name="CodeSnippetJS"><text:tab/><text:span text:style-name="T13">// Write grand total and reset the counter for the next call:</text:span></text:p>
      <text:p text:style-name="CodeSnippetJS"><text:tab/>userData.total = userData.counter;</text:p>
      <text:p text:style-name="CodeSnippetJS"><text:tab/>userData.counter = 0;</text:p>
      <text:p text:style-name="CodeSnippetJS"><text:tab/>sqlite3_result_int( cx, userdata.total );</text:p>
      <text:p text:style-name="CodeSnippetJS">}</text:p>
      <text:p text:style-name="P3">// Now register the functions with sqlite3:</text:p>
      <text:p text:style-name="CodeSnippetJS">var rc = <text:span text:style-name="T14">sqlite3_create_function(</text:span></text:p>
      <text:p text:style-name="CodeSnippetJS"><text:tab/>dbh, <text:tab/><text:tab/><text:tab/> <text:s text:c="2"/><text:span text:style-name="T13">// db handle</text:span></text:p>
      <text:p text:style-name="CodeSnippetJS"><text:tab/>'myAccum', <text:s text:c="10"/><text:span text:style-name="T13">// function name</text:span></text:p>
      <text:p text:style-name="CodeSnippetJS"><text:tab/>-1, <text:s text:c="17"/><text:span text:style-name="T13">// argument count, or -1 for "any number"</text:span></text:p>
      <text:p text:style-name="CodeSnippetJS"><text:tab/>SQLITE_UTF8, <text:s text:c="8"/><text:span text:style-name="T13">// encoding</text:span></text:p>
      <text:p text:style-name="CodeSnippetJS"><text:tab/>{counter:0,total:0}, <text:span text:style-name="T13">// userData param passed to step_func/final_func</text:span></text:p>
      <text:p text:style-name="CodeSnippetJS"><text:tab/>null, <text:s text:c="15"/><text:span text:style-name="T13">// this is always null for aggregator functions</text:span></text:p>
      <text:p text:style-name="CodeSnippetJS"><text:tab/>step_func, <text:s text:c="10"/><text:span text:style-name="T13">// reference to the 'step' function</text:span></text:p>
      <text:p text:style-name="CodeSnippetJS"><text:tab/>final_func <text:s text:c="10"/><text:span text:style-name="T13">// reference to the 'final' func</text:span></text:p>
      <text:p text:style-name="CodeSnippetJS"><text:span text:style-name="T14">)</text:span>;</text:p>
      <text:p text:style-name="P3">// And now you can run it:</text:p>
      <text:p text:style-name="CodeSnippetJS"><text:span text:style-name="T14">sqlite3_exec( dbh, "select myAccum(*) from mytable" )</text:span>;</text:p>
      <text:p text:style-name="Text_20_body">Note that in the C API, the userData pointer is not passed to this function but is fetched via sqlite3_aggregate_context(). That method is a bit too low-level for JavaScript, so the approach of passing in the userData object was adopted instead.</text:p>
      <text:h text:style-name="Heading_20_2" text:outline-level="2">Caveats and tips</text:h>
      <text:p text:style-name="Text_20_body">Here are various things to keep in mind when using this API:</text:p>
      <text:p text:style-name="Text_20_body">For correct functioning of the library, it is essential that all successful sqlite3_open() calls are matched by an sqlite3_close() and that sqlite3_prepare() is matched by sqlite3_finalize(). These functions open/close db or statement handles, respectively. If you fail to finalize a statement, for example, other statements may fail to run as long as the stale statement is still open, and resources will leak.</text:p>
      <text:p text:style-name="Text_20_body">Due to JS's ability to throw exceptions, paired together with JS's complete lack of guaranteed object destruction ordering, it is unduly difficult to make sqlite3 code exception-safe in JavaScript. For example, it is very possible that sqlite3_finalize() or sqlite3_close() will never be called if an exception is thrown somewhere between the sqlite3_prepare() or sqlite3_open() and the call to finalize or close. This can be mitigated somewhat by putting such "danger zones" within try/catch blocks and Doing the Right Thing there:</text:p>
      <text:p text:style-name="P5">var dbh = null;</text:p>
      <text:p text:style-name="P5">try {</text:p>
      <text:p text:style-name="P5"><text:tab/>dbh = <text:span text:style-name="T16">sqlite3_open( "mydb.db" )</text:span>;</text:p>
      <text:p text:style-name="P5"><text:tab/>assert( dbh );</text:p>
      <text:p text:style-name="P5"><text:tab/>do_main_app_logic(); // any of this might throw</text:p>
      <text:p text:style-name="P5">}</text:p>
      <text:p text:style-name="P5">// OPTIONAL: catch( err ) {<text:tab/>...; throw err; }</text:p>
      <text:p text:style-name="P5">finally {</text:p>
      <text:p text:style-name="P5"><text:span text:style-name="T9"><text:tab/></text:span><text:span text:style-name="T16">sqlite3_close( dbh )</text:span><text:span text:style-name="T9">;</text:span></text:p>
      <text:p text:style-name="P5"><text:s text:c="5"/>dbh = 0; </text:p>
      <text:p text:style-name="P5">}</text:p>
      <text:p text:style-name="Text_20_body"><text:soft-page-break/>The db/statement handles are in fact represented in C as opaque struct objects and in JS as v8::External handles.</text:p>
      <text:h text:style-name="Heading_20_2" text:outline-level="2">Unicode: the sqlite3_xxx16() API</text:h>
      <text:p text:style-name="Text_20_body">V8 unfortunately has no direct support for UTF16, so the sqlite3 UTF16 API is unimplemented.</text:p>
      <text:h text:style-name="Heading_20_1" text:outline-level="1">Tips and Tricks</text:h>
      <text:h text:style-name="Heading_20_2" text:outline-level="2">The ROWID field</text:h>
      <text:p text:style-name="Text_20_body">Don't forget that sqlite3 tables have an automatically-generated "rowid" field, which is a unique (per table) positive integer. This field is not returned with "SELECT *" statements, but can be fetched with something like "SELECT ROWID,* ...". Remember also that sqlite3 is case-insensitive, so "rowid" and "ROWID" are the same.</text:p>
      <text:h text:style-name="Heading_20_1" text:outline-level="1">The End</text:h>
      <text:p text:style-name="Text_20_body">Please help us improve this documentation by submitting feedback:</text:p>
      <text:p text:style-name="Text_20_body"><text:tab/><text:a xlink:type="simple" xlink:href="http://code.google.com/p/v8-juice/">http://code.google.com/p/v8-juice/</text:a></text:p>
      <text:p text:style-name="Text_20_body">Thanks for taking the time to RTF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Text_20_body" style:display-name="Text body" style:family="paragraph" style:parent-style-name="Standard" style:class="text">
      <style:paragraph-properties fo:margin-top="0in" fo:margin-bottom="0.0835in" fo:background-color="transparent" text:number-lines="true" text:line-number="0">
        <style:background-image/>
      </style:paragraph-properties>
      <style:text-properties style:font-name="Arial1" fo:font-size="10pt"/>
    </style:style>
    <style:style style:name="Text_20_body_20_indent" style:display-name="Text body indent" style:family="paragraph" style:parent-style-name="Text_20_body" style:class="text">
      <style:paragraph-properties fo:margin-left="0.4in" fo:margin-right="0in" fo:text-indent="0in" style:auto-text-indent="false" style:shadow="non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style:shadow="none"/>
      <style:text-properties style:font-name="Arial2" fo:font-size="12pt" fo:font-weight="bold" style:font-name-asian="Tahoma" style:font-size-asian="12pt" style:font-weight-asian="bold" style:font-name-complex="Tahoma" style:font-size-complex="12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keep-together="always" fo:text-indent="-0.1965in" style:auto-text-indent="false" text:number-lines="false" text:line-number="0"/>
      <style:text-properties fo:font-size="9pt" style:font-size-asian="10pt" style:font-size-complex="10pt"/>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fo:background-color="transparent" style:shadow="none">
        <style:tab-stops/>
        <style:background-image/>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Arial1" fo:font-size="10pt"/>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in" fo:margin-bottom="0.1in" fo:text-indent="0in" style:auto-text-indent="false" fo:background-color="#e6e6e6" fo:padding="0.0201in" fo:border="0.0008in solid #000000" style:shadow="#808080 -0.0701in 0.0701in">
        <style:background-image/>
      </style:paragraph-properties>
      <style:text-properties fo:font-size="10pt" fo:font-style="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fo:background-color="transparent" style:shadow="none">
        <style:tab-stops/>
        <style:background-image/>
      </style:paragraph-properties>
      <style:text-properties fo:font-size="10pt" fo:font-weight="normal"/>
    </style:style>
    <style:style style:name="CodeSnippet" style:family="paragraph" style:parent-style-name="Quotations">
      <style:paragraph-properties fo:margin-left="0.1in" fo:margin-right="0.1in" fo:margin-top="0in" fo:margin-bottom="0in" fo:text-indent="0in" style:auto-text-indent="false" fo:background-color="#ffffcc" fo:padding="0.0402in" fo:border="0.0008in solid #000000" style:shadow="#808080 -0.0701in 0.0701in">
        <style:tab-stops/>
        <style:drop-cap/>
        <style:background-image/>
      </style:paragraph-properties>
      <style:text-properties style:font-name="Courier" fo:font-style="normal"/>
    </style:style>
    <style:style style:name="ConsoleMode" style:family="paragraph" style:parent-style-name="CodeSnippet">
      <style:paragraph-properties fo:background-color="#ffffff" fo:padding="0.0402in" fo:border="0.0138in solid #000000" style:shadow="none">
        <style:background-image/>
      </style:paragraph-properties>
      <style:text-properties fo:color="#000000" fo:font-weight="normal"/>
    </style:style>
    <style:style style:name="QuotingAnMail" style:family="paragraph" style:parent-style-name="Text_20_body_20_indent">
      <style:paragraph-properties fo:margin-left="0.2402in" fo:margin-right="0in" fo:text-indent="0in" style:auto-text-indent="false" fo:background-color="#ffffcc" fo:padding="0.0201in" fo:border="0.0008in solid #000000" style:shadow="none">
        <style:background-image/>
      </style:paragraph-properties>
    </style:style>
    <style:style style:name="Trivia" style:family="paragraph" style:parent-style-name="Quotations"/>
    <style:style style:name="CodeSnippetJS" style:family="paragraph" style:parent-style-name="CodeSnippet">
      <style:paragraph-properties fo:background-color="#e6e6ff" style:border-line-width="0.0008in 0.0138in 0.0008in" fo:padding="0.0402in" fo:border="0.0154in double #000000" style:shadow="#808080 0.0701in 0.0701in">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1" fo:font-size="10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ize="9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8pt" style:font-size-asian="8pt" style:font-size-complex="8pt"/>
    </style:style>
    <style:page-layout style:name="pm1">
      <style:page-layout-properties fo:page-width="8.2701in" fo:page-height="11.6902in" style:num-format="1" style:print-orientation="portrait" fo:margin-top="0.5in" fo:margin-bottom="0.5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Footer"><text:span text:style-name="T1"><text:file-name text:display="name-and-extension">v8-juice-plugin-sqlite3.odt</text:file-name></text:span><text:tab/><text:page-number text:select-page="current">10</text:page-number> of <text:page-count>10</text:page-count><text:tab/><text:span text:style-name="T1"><text:date style:data-style-name="N75" text:date-value="2009-03-14T20:24:34">14 Mar 200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v8 Juice Plugins: SQLite3</dc:title>
    <dc:description>This document describes the SQLite3 plugin for the v8-juice JavaScript toolkit.</dc:description>
    <dc:subject>Programming: C++</dc:subject>
    <meta:creation-date>2007-01-30T06:00:06</meta:creation-date>
    <dc:date>2009-03-14T20:24:34</dc:date>
    <meta:keyword>JavaScript ECMAScript v8 C++ sqlite3</meta:keyword>
    <dc:language>en-GB</dc:language>
    <meta:editing-cycles>255</meta:editing-cycles>
    <meta:editing-duration>P2DT19H33M36S</meta:editing-duration>
    <meta:template xlink:type="simple" xlink:actuate="onRequest" xlink:href="../../../.openoffice.org2/user/template/s11.ott" xlink:title="s11" meta:date="2005-11-29T11:41:05"/>
    <meta:user-defined meta:name="Info 1"/>
    <meta:user-defined meta:name="Info 2"/>
    <meta:user-defined meta:name="Info 3"/>
    <meta:user-defined meta:name="Info 4"/>
    <meta:document-statistic meta:table-count="0" meta:image-count="0" meta:object-count="0" meta:page-count="10" meta:paragraph-count="301" meta:word-count="4245" meta:character-count="26742"/>
  </office:meta>
</office:document-meta>
</file>